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229in" fo:margin-left="0in" fo:margin-top="0in" fo:margin-bottom="0in" table:align="left" style:writing-mode="lr-tb"/>
    </style:style>
    <style:style style:name="Table1.A" style:family="table-column">
      <style:table-column-properties style:column-width="3.2611in"/>
    </style:style>
    <style:style style:name="Table1.1" style:family="table-row">
      <style:table-row-properties style:min-row-height="0.6882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6.5229in" fo:margin-left="0in" fo:margin-top="0in" fo:margin-bottom="0in" table:align="left" style:writing-mode="lr-tb"/>
    </style:style>
    <style:style style:name="Table1.A" style:family="table-column">
      <style:table-column-properties style:column-width="3.2611in"/>
    </style:style>
    <style:style style:name="Table1.1" style:family="table-row">
      <style:table-row-properties style:min-row-height="0.6882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List_20_Paragraph" style:list-style-name="WWNum2">
      <style:paragraph-properties fo:margin-top="0in" fo:margin-bottom="0in" loext:contextual-spacing="true" fo:line-height="100%"/>
      <style:text-properties fo:font-size="10.5pt" style:font-name-asian="F" style:font-size-asian="10.5pt" style:font-size-complex="10.5pt"/>
    </style:style>
    <style:style style:name="P2" style:family="paragraph" style:parent-style-name="No_20_Spacing" style:list-style-name="WWNum1"/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yl1">
      <style:paragraph-properties fo:margin-top="0.1665in" fo:margin-bottom="0.0835in" loext:contextual-spacing="false"/>
    </style:style>
    <style:style style:name="P5" style:family="paragraph">
      <loext:graphic-properties draw:fill="solid" draw:fill-color="#5b9bd5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ffffff" style:font-name="Arial Black"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Arial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style:font-name="Arial Black" fo:font-size="28pt" fo:font-weight="bold" officeooo:rsid="0011827a" style:font-size-asian="28pt" style:font-weight-asian="bold" style:font-size-complex="28pt" style:font-weight-complex="bold"/>
    </style:style>
    <style:style style:name="T4" style:family="text">
      <style:text-properties fo:color="#ffffff" style:font-name="Arial Black" fo:font-size="28pt" fo:font-weight="bold" officeooo:rsid="0011827a" style:font-name-asian="F" style:font-size-asian="28pt" style:font-weight-asian="bold" style:font-size-complex="28pt" style:font-weight-complex="bold"/>
    </style:style>
    <style:style style:name="T5" style:family="text">
      <style:text-properties fo:color="#ffffff" fo:font-size="12pt" fo:language="en" fo:country="US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fo:font-weight="bold" style:font-size-asian="12pt" style:font-weight-asian="bold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1827a"/>
    </style:style>
    <style:style style:name="gr1" style:family="graphic">
      <style:graphic-properties draw:stroke="none" svg:stroke-width="0.0138in" draw:stroke-linejoin="miter" svg:stroke-linecap="butt" draw:fill="solid" draw:fill-color="#5b9bd5" draw:textarea-vertical-align="top" draw:auto-grow-height="false" fo:min-height="0.2146in" fo:min-width="8.1055in" fo:padding-top="0.0492in" fo:padding-bottom="0.0492in" fo:padding-left="0.0984in" fo:padding-right="0.0984in" fo:wrap-option="wrap" fo:margin-left="0in" fo:margin-right="0.010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none" draw:textarea-vertical-align="top" draw:auto-grow-height="false" fo:min-height="8.7862in" fo:min-width="7.019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draw:textarea-vertical-align="top" draw:auto-grow-height="false" fo:min-height="1.5256in" fo:min-width="3.3217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484in" draw:stroke-linejoin="miter" draw:fill="none" draw:textarea-vertical-align="top" draw:auto-grow-height="false" fo:min-height="1.5236in" fo:min-width="3.911in" fo:padding-top="0in" fo:padding-bottom="0.05in" fo:padding-left="0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38in" draw:stroke-linejoin="miter" svg:stroke-linecap="butt" draw:fill="solid" draw:fill-color="#5b9bd5" draw:textarea-vertical-align="top" draw:auto-grow-height="false" fo:min-height="2.1417in" fo:min-width="8.1055in" fo:padding-top="0.0492in" fo:padding-bottom="0.0492in" fo:padding-left="0.0984in" fo:padding-right="0.0984in" fo:wrap-option="wrap" fo:margin-left="0in" fo:margin-right="0.0102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2" draw:name="Pole tekstowe 2" draw:style-name="gr3" draw:text-style-name="P6" svg:width="3.5213in" svg:height="1.6252in" svg:x="4.1665in" svg:y="0.052in"><text:p text:style-name="No_20_Spacing"><text:span text:style-name="T1">Address:</text:span></text:p><text:p text:style-name="No_20_Spacing"><text:span text:style-name="T5">177 Great Portland Street, London W5W 6PQ</text:span></text:p><text:p text:style-name="No_20_Spacing"><text:span text:style-name="T1">Phone:</text:span></text:p><text:p text:style-name="No_20_Spacing"><text:span text:style-name="T5">+44 (0)20 7666 8555 </text:span></text:p><text:p text:style-name="No_20_Spacing"><text:span text:style-name="T1">Email:</text:span></text:p><text:p text:style-name="No_20_Spacing"><text:span text:style-name="T5">christoper.morgan@gmail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Pole tekstowe 2" draw:style-name="gr4" draw:text-style-name="P6" svg:width="4.0106in" svg:height="1.5732in" svg:x="0.1563in" svg:y="0in"><text:p text:style-name="No_20_Spacing"><text:span text:style-name="T4">Sujan</text:span><text:span text:style-name="T2"> </text:span><text:span text:style-name="T4">Dah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Pole tekstowe 2" draw:style-name="gr2" draw:text-style-name="P6" svg:width="7.2189in" svg:height="8.8858in" svg:x="0.0937in" svg:y="1.5937in"><text:p text:style-name="Styl1"><text:span text:style-name="T6">Summary</text:span></text:p><text:p text:style-name="Frame_20_contents"><text:span text:style-name="T7">Senior Web Developer specializing in front end development. Experienced with all stages of the development cycle for dynamic web projects. Well-versed in numerous programming languages including HTML5, PHP OOP, JavaScript, CSS, MySQL. </text:span><text:span text:style-name="T9">Strong background in project management and customer relations.</text:span></text:p><text:p text:style-name="Styl1"><text:span text:style-name="T6">Skill Highlights</text:span></text:p><loext:table table:name="Table1" table:style-name="Table1"><loext:table-column table:style-name="Table1.A" table:number-columns-repeated="2"/><loext:table-row table:style-name="Table1.1"><loext:table-cell table:style-name="Table1.A1" office:value-type="string"><text:list xml:id="list464770711" text:style-name="WWNum2"><text:list-item><text:p text:style-name="P1"><text:span text:style-name="T7">Project management</text:span></text:p></text:list-item><text:list-item><text:p text:style-name="P1"><text:span text:style-name="T7">Strong decision maker</text:span></text:p></text:list-item><text:list-item><text:p text:style-name="P1"><text:span text:style-name="T7">Complex problem solver</text:span></text:p></text:list-item></text:list></loext:table-cell><loext:table-cell table:style-name="Table1.A1" office:value-type="string"><text:list xml:id="list211221055357198" text:continue-numbering="true" text:style-name="WWNum2"><text:list-item><text:p text:style-name="P1"><text:span text:style-name="T9">Creative design</text:span></text:p></text:list-item><text:list-item><text:p text:style-name="P1"><text:span text:style-name="T9">Innovative</text:span></text:p></text:list-item><text:list-item><text:p text:style-name="P1"><text:span text:style-name="T9">Service-focused</text:span></text:p></text:list-item></text:list></loext:table-cell></loext:table-row></loext:table><text:p text:style-name="P4"><text:span text:style-name="T6">Experience</text:span></text:p><text:p text:style-name="No_20_Spacing"><text:span text:style-name="T8">Web Developer</text:span><text:span text:style-name="T7"> - 09/2015 to 05/2019</text:span></text:p><text:p text:style-name="No_20_Spacing"><text:span text:style-name="T8">Luna Web Design</text:span><text:span text:style-name="T7">, New York</text:span></text:p><text:list xml:id="list3807936041" text:style-name="WWNum1"><text:list-item><text:p text:style-name="P2"><text:span text:style-name="T7">Cooperate with designers to create clean interfaces and simple, intuitive interactions and experiences.</text:span></text:p></text:list-item><text:list-item><text:p text:style-name="P2"><text:span text:style-name="T7">Develop project concepts and maintain optimal workflow.</text:span></text:p></text:list-item><text:list-item><text:p text:style-name="P2"><text:span text:style-name="T7">Work with senior developer to manage large, complex design projects for corporate clients.</text:span></text:p></text:list-item><text:list-item><text:p text:style-name="P2"><text:span text:style-name="T7">Complete detailed programming and development tasks for front end public and internal websites as well as challenging back-end server code.</text:span></text:p></text:list-item><text:list-item><text:p text:style-name="P2"><text:span text:style-name="T7">Carry out quality assurance tests to discover errors and optimize usability.</text:span></text:p></text:list-item></text:list><text:p text:style-name="Styl1"><text:span text:style-name="T6">Education</text:span></text:p><text:p text:style-name="No_20_Spacing"><text:span text:style-name="T7">Bachelor of Science: </text:span><text:span text:style-name="T8">Computer Information Systems </text:span><text:span text:style-name="T7">- 2014</text:span></text:p><text:p text:style-name="No_20_Spacing"><text:span text:style-name="T8">Columbia University</text:span><text:span text:style-name="T7">, NY</text:span></text:p><text:p text:style-name="Styl1"><text:span text:style-name="T6">Languages</text:span></text:p><text:p text:style-name="No_20_Spacing"><text:span text:style-name="T7">Spanish – C2</text:span></text:p><text:p text:style-name="No_20_Spacing"><text:span text:style-name="T7">Chinese – A1</text:span></text:p><text:p text:style-name="Styl1"><text:span text:style-name="T6">Certifications</text:span></text:p><text:p text:style-name="No_20_Spacing"><text:span text:style-name="T7">PHP Framework (certificate): </text:span><text:span text:style-name="T8">Zend, Codeigniter, Symfony</text:span><text:span text:style-name="T7">.</text:span></text:p><text:p text:style-name="No_20_Spacing"><text:span text:style-name="T7">Programming Languages: </text:span><text:span text:style-name="T8">JavaScript, HTML5, PHP OOP, CSS, SQL, MySQL</text:span><text:span text:style-name="T7">.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Prostokąt 2" draw:style-name="gr1" draw:text-style-name="P5" svg:width="8.3024in" svg:height="0.313in" svg:x="-0.5in" svg:y="10.916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Prostokąt 1" draw:style-name="gr5" draw:text-style-name="P5" svg:width="8.3024in" svg:height="2.2398in" svg:x="-0.5in" svg:y="-0.562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loext:contextual-spacing="false" fo:keep-together="always" fo:padding-left="0in" fo:padding-right="0in" fo:padding-top="0.0138in" fo:padding-bottom="0in" fo:border-left="none" fo:border-right="none" fo:border-top="0.99pt solid #000000" fo:border-bottom="none" fo:keep-with-next="always"/>
      <style:text-properties fo:color="#000000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3pt"/>
    </style:style>
    <style:style style:name="Styl1" style:family="paragraph" style:parent-style-name="Heading_20_1" style:default-outline-level="">
      <style:paragraph-properties fo:margin-top="0.25in" fo:margin-bottom="0.0835in" loext:contextual-spacing="false" fo:line-height="100%" fo:padding-left="0in" fo:padding-right="0in" fo:padding-top="0in" fo:padding-bottom="0.028in" fo:border-left="none" fo:border-right="none" fo:border-top="none" fo:border-bottom="0.51pt solid #323e4f"/>
      <style:text-properties fo:color="#262626" style:font-name="Arial Black" fo:font-family="'Arial Black'" style:font-family-generic="roman" style:font-pitch="variable" style:font-size-complex="20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0.5pt" style:font-name-asian="F" style:font-family-generic-asian="system" style:font-pitch-asian="variable" style:font-size-asian="10.5pt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15%" fo:text-indent="0in" style:auto-text-indent="false"/>
      <style:text-properties fo:font-size="10.5pt" style:font-name-asian="F" style:font-family-generic-asian="system" style:font-pitch-asian="variable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Nagłówek_20_2_20_Znak" style:display-name="Nagłówek 2 Znak" style:family="text" style:parent-style-name="Default_20_Paragraph_20_Font">
      <style:text-properties fo:color="#000000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3pt"/>
    </style:style>
    <style:style style:name="Styl1_20_Znak" style:display-name="Styl1 Znak" style:family="text" style:parent-style-name="Nagłówek_20_1_20_Znak">
      <style:text-properties fo:color="#262626" style:font-name="Arial Black" fo:font-family="'Arial Black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urbo</meta:initial-creator>
    <meta:editing-cycles>11</meta:editing-cycles>
    <meta:print-date>2020-04-04T19:49:00</meta:print-date>
    <meta:creation-date>2019-08-29T08:34:00</meta:creation-date>
    <dc:date>2021-01-21T21:12:19.629921804</dc:date>
    <meta:editing-duration>PT48M38S</meta:editing-duration>
    <meta:generator>LibreOffice/6.4.6.2$Linux_X86_64 LibreOffice_project/40$Build-2</meta:generator>
    <meta:document-statistic meta:table-count="1" meta:image-count="0" meta:object-count="0" meta:page-count="1" meta:paragraph-count="33" meta:word-count="192" meta:character-count="1342" meta:non-whitespace-character-count="11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